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mm" table:align="left"/>
    </style:style>
    <style:style style:name="Tableau1.A" style:family="table-column">
      <style:table-column-properties style:column-width="19.58mm"/>
    </style:style>
    <style:style style:name="Tableau1.B" style:family="table-column">
      <style:table-column-properties style:column-width="14.41mm"/>
    </style:style>
    <style:style style:name="Tableau1.C" style:family="table-column">
      <style:table-column-properties style:column-width="95.83mm"/>
    </style:style>
    <style:style style:name="Tableau1.D" style:family="table-column">
      <style:table-column-properties style:column-width="40.16mm"/>
    </style:style>
    <style:style style:name="Tableau1.A1" style:family="table-cell">
      <style:table-cell-properties style:vertical-align="middle" fo:padding="0.49mm" fo:border="none"/>
    </style:style>
    <style:style style:name="P1" style:family="paragraph" style:parent-style-name="Table_20_Heading">
      <style:text-properties fo:font-size="12pt" style:font-size-asian="12pt" style:font-size-complex="12pt"/>
    </style:style>
    <style:style style:name="P2" style:family="paragraph" style:parent-style-name="Standard">
      <style:text-properties fo:language="fr" fo:country="FR"/>
    </style:style>
    <style:style style:name="P3" style:family="paragraph" style:parent-style-name="Standard" style:list-style-name="L1"/>
    <style:style style:name="P4" style:family="paragraph" style:parent-style-name="Standard" style:list-style-name="L2"/>
    <style:style style:name="T1"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xtension TVA</text:p>
      <text:p text:style-name="Standard"/>
      <text:h text:style-name="Heading_20_1" text:outline-level="1">Avertissement </text:h>
      <text:p text:style-name="Standard">Les informations rentrées en écritures directes ne sont pas toujours prises en compte par l'extension TVA. Il s'agit <text:s/>:</text:p>
      <text:list xml:id="list338660189" text:style-name="L2">
        <text:list-item>
          <text:p text:style-name="P4">des ventes pour la déclaration mensuelle et <text:s/>trimestrielle </text:p>
        </text:list-item>
        <text:list-item>
          <text:p text:style-name="P4">des achats pour la déclaration mensuelle et trimestrielle </text:p>
        </text:list-item>
      </text:list>
      <text:p text:style-name="Standard"/>
      <text:p text:style-name="Standard">Si par exemple, vous achetez un bien d'investissement, encodez-le dans le journal achat, vous pouvez faire un journal achat uniquement pour les biens d'investissement mais surtout n'utilisez pas l'écriture directe. </text:p>
      <text:p text:style-name="Standard"/>
      <text:p text:style-name="avertissement">Vérifier bien les montants déclarés avant d'envoyer votre déclaration trimestrielles</text:p>
      <text:h text:style-name="Heading_20_1" text:outline-level="1">Le paramètrage</text:h>
      <text:p text:style-name="Standard"/>
      <text:p text:style-name="Standard">Dans le menu, paramètre <text:span text:style-name="T1">→ TVA, vous devriez avoir ces valeurs, les postes comptables manquants doivent être ajoutée dans paramètre → Plan Comptable.</text:span></text:p>
      <text:p text:style-name="P2"/>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Label </text:p>
          </table:table-cell>
          <table:table-cell table:style-name="Tableau1.A1" office:value-type="string">
            <text:p text:style-name="Table_20_Heading">Taux</text:p>
          </table:table-cell>
          <table:table-cell table:style-name="Tableau1.A1" office:value-type="string">
            <text:p text:style-name="P1">Commentaire</text:p>
          </table:table-cell>
          <table:table-cell table:style-name="Tableau1.A1" office:value-type="string">
            <text:p text:style-name="Table_20_Heading"><text:s/>Poste</text:p>
          </table:table-cell>
        </table:table-row>
        <table:table-row>
          <table:table-cell table:style-name="Tableau1.A1" office:value-type="string">
            <text:p text:style-name="Table_20_Contents">0% </text:p>
          </table:table-cell>
          <table:table-cell table:style-name="Tableau1.A1" office:value-type="string">
            <text:p text:style-name="Table_20_Contents">0.0000 </text:p>
          </table:table-cell>
          <table:table-cell table:style-name="Tableau1.A1" office:value-type="string">
            <text:p text:style-name="Table_20_Contents">Aucune tva n'est applicable </text:p>
          </table:table-cell>
          <table:table-cell table:style-name="Tableau1.A1" office:value-type="string">
            <text:p text:style-name="Table_20_Contents">4114,4514 </text:p>
          </table:table-cell>
        </table:table-row>
        <table:table-row>
          <table:table-cell table:style-name="Tableau1.A1" office:value-type="string">
            <text:p text:style-name="Table_20_Contents">12% </text:p>
          </table:table-cell>
          <table:table-cell table:style-name="Tableau1.A1" office:value-type="string">
            <text:p text:style-name="Table_20_Contents">0.1200 </text:p>
          </table:table-cell>
          <table:table-cell table:style-name="Tableau1.A1" office:value-type="string">
            <text:p text:style-name="Table_20_Contents">Tva </text:p>
          </table:table-cell>
          <table:table-cell table:style-name="Tableau1.A1" office:value-type="string">
            <text:p text:style-name="Table_20_Contents">4112,4512 </text:p>
          </table:table-cell>
        </table:table-row>
        <table:table-row>
          <table:table-cell table:style-name="Tableau1.A1" office:value-type="string">
            <text:p text:style-name="Table_20_Contents">21% </text:p>
          </table:table-cell>
          <table:table-cell table:style-name="Tableau1.A1" office:value-type="string">
            <text:p text:style-name="Table_20_Contents">0.2100 </text:p>
          </table:table-cell>
          <table:table-cell table:style-name="Tableau1.A1" office:value-type="string">
            <text:p text:style-name="Table_20_Contents">Tva applicable à tout ce qui bien et service divers </text:p>
          </table:table-cell>
          <table:table-cell table:style-name="Tableau1.A1" office:value-type="string">
            <text:p text:style-name="Table_20_Contents">4111,4511</text:p>
          </table:table-cell>
        </table:table-row>
        <table:table-row>
          <table:table-cell table:style-name="Tableau1.A1" office:value-type="string">
            <text:p text:style-name="Table_20_Contents">6% </text:p>
          </table:table-cell>
          <table:table-cell table:style-name="Tableau1.A1" office:value-type="string">
            <text:p text:style-name="Table_20_Contents">0.0600 </text:p>
          </table:table-cell>
          <table:table-cell table:style-name="Tableau1.A1" office:value-type="string">
            <text:p text:style-name="Table_20_Contents">Tva applicable aux journaux et livres </text:p>
          </table:table-cell>
          <table:table-cell table:style-name="Tableau1.A1" office:value-type="string">
            <text:p text:style-name="Table_20_Contents">4113,4513 </text:p>
          </table:table-cell>
        </table:table-row>
        <table:table-row>
          <table:table-cell table:style-name="Tableau1.A1" office:value-type="string">
            <text:p text:style-name="Table_20_Contents">ART44 </text:p>
          </table:table-cell>
          <table:table-cell table:style-name="Tableau1.A1" office:value-type="string">
            <text:p text:style-name="Table_20_Contents">0.0000 </text:p>
          </table:table-cell>
          <table:table-cell table:style-name="Tableau1.A1" office:value-type="string">
            <text:p text:style-name="Table_20_Contents">Opérations pour les opérations avec des assujettis à l'art 44 Code TVA </text:p>
          </table:table-cell>
          <table:table-cell table:style-name="Tableau1.A1" office:value-type="string">
            <text:p text:style-name="Table_20_Contents">41143,45143 </text:p>
          </table:table-cell>
        </table:table-row>
        <table:table-row>
          <table:table-cell table:style-name="Tableau1.A1" office:value-type="string">
            <text:p text:style-name="Table_20_Contents">COC </text:p>
          </table:table-cell>
          <table:table-cell table:style-name="Tableau1.A1" office:value-type="string">
            <text:p text:style-name="Table_20_Contents">0.0000 </text:p>
          </table:table-cell>
          <table:table-cell table:style-name="Tableau1.A1" office:value-type="string">
            <text:p text:style-name="Table_20_Contents">Opérations avec des cocontractants </text:p>
          </table:table-cell>
          <table:table-cell table:style-name="Tableau1.A1" office:value-type="string">
            <text:p text:style-name="Table_20_Contents">41144,45144 </text:p>
          </table:table-cell>
        </table:table-row>
        <table:table-row>
          <table:table-cell table:style-name="Tableau1.A1" office:value-type="string">
            <text:p text:style-name="Table_20_Contents">EXPORT </text:p>
          </table:table-cell>
          <table:table-cell table:style-name="Tableau1.A1" office:value-type="string">
            <text:p text:style-name="Table_20_Contents">0.0000 </text:p>
          </table:table-cell>
          <table:table-cell table:style-name="Tableau1.A1" office:value-type="string">
            <text:p text:style-name="Table_20_Contents">Tva pour les exportations </text:p>
          </table:table-cell>
          <table:table-cell table:style-name="Tableau1.A1" office:value-type="string">
            <text:p text:style-name="Table_20_Contents">41141,45144</text:p>
          </table:table-cell>
        </table:table-row>
        <table:table-row>
          <table:table-cell table:style-name="Tableau1.A1" office:value-type="string">
            <text:p text:style-name="Table_20_Contents">INTRA </text:p>
          </table:table-cell>
          <table:table-cell table:style-name="Tableau1.A1" office:value-type="string">
            <text:p text:style-name="Table_20_Contents">0.0000 </text:p>
          </table:table-cell>
          <table:table-cell table:style-name="Tableau1.A1" office:value-type="string">
            <text:p text:style-name="Table_20_Contents">Tva pour les livraisons / acquisition intra communautaires </text:p>
          </table:table-cell>
          <table:table-cell table:style-name="Tableau1.A1" office:value-type="string">
            <text:p text:style-name="Table_20_Contents">41142,45142</text:p>
          </table:table-cell>
        </table:table-row>
      </table:table>
      <text:p text:style-name="Standard"/>
      <text:p text:style-name="Standard">Il est évident que les opérations sont généralement repérées grâce au <text:s/>poste comptable pour la TVA, malheureusement on ne donne pas le solde du poste comptable TVA, on doit calculer le montant HTVA c'est à dire les postes de vente ou d'achat utilisées dans les opérations, <text:s/>par exemple : biens d'investissement, marchandises à l'entrée... et pour lequel il y a effectivement une TVA.</text:p>
      <text:p text:style-name="Standard"/>
      <text:p text:style-name="Standard">Ce qui explique que dans paramètre il y a 2 colonnes, la première est le compte de TVA et le second le poste qui doit fonctionner avec <text:s/>le premier.</text:p>
      <text:p text:style-name="Standard"/>
      <text:p text:style-name="Standard">Par exemple: pour la TVA sur un bien d'investissement acheté en Belgique, il faudrait une opérations qui a un compte 2... et un compte 4111 (tva à déduire à 21%)</text:p>
      <text:p text:style-name="Standard">donc pour la grille 83 (bien d'investissement) on verra le poste comptable 4111 et dans l'autre colonne les postes 22,23,24 et 25,</text:p>
      <text:p text:style-name="Standard"/>
      <text:p text:style-name="Standard">Dans les colonnes, on peut indiquer plusieurs postes comptables, on peut aussi utiliser le symbole « % » pour indiquer qu'on utilise les taux qui en dépendent.</text:p>
      <text:p text:style-name="Standard"/>
      <text:p text:style-name="Standard"><text:soft-page-break/>Exemple :</text:p>
      <text:p text:style-name="Standard">Grille 81, opérations sur les marchandises on a le compte 60% qui reprendra tous les postes </text:p>
      <text:p text:style-name="Standard">comptable commençant par 60.</text:p>
      <text:p text:style-name="Standard"/>
      <text:p text:style-name="Standard">Cas particulier</text:p>
      <text:p text:style-name="Standard">La grille 62 n'est pas calculée automatiquement</text:p>
      <text:p text:style-name="Standard"/>
      <text:p text:style-name="Standard">Pour les intracommunautaires, il faut différencier les postes comptables pour les services et pour les marchandises, utilisez alors 70 pour les prestations de services et 71 pour les ventes de marchandises.</text:p>
      <text:h text:style-name="Heading_20_1" text:outline-level="1">Correspondance aux grilles de la déclaration TVA</text:h>
      <text:p text:style-name="Standard">0% <text:s text:c="2"/>aucune TVA n'est applicable, il s'agit de restaurant, de note de frais...</text:p>
      <text:p text:style-name="Standard">6% correspond à la grille 01</text:p>
      <text:p text:style-name="Standard">12% correspond à la grille 02</text:p>
      <text:p text:style-name="Standard">21% correspond à la grille 03</text:p>
      <text:p text:style-name="Standard">ART44 correspond à la grille 0 <text:s/>pour ceux qui sont exempté de TVA en fonction de l'article 44 du code de la TVA</text:p>
      <text:p text:style-name="Standard">INTRA correspond à la grille 44: prestation de service rendue à un assujetti ou une personne morale non assujettie, localisé dans un autre état membre ou de livraisons de biens</text:p>
      <text:p text:style-name="Standard"/>
      <text:p text:style-name="Standard">COC Tva pour cocontractant correspond à la grille 45</text:p>
      <text:p text:style-name="Standard"/>
      <text:p text:style-name="Standard">EXPORT correspond à la grille 47 : prestations de services localisées dans un autre Etat Membre qui ouvrent le droit à la déduction. Prestation de service qui en vertu d'un critère de localisation dérogatoire ouvrent le droit à la déduction. Livraisons de biens localisées en Belgique et exemptée de la taxe en vertu des article 39 à 42 et 44bis du code de la TVA. (sauf article 39bis)</text:p>
      <text:p text:style-name="Standard"/>
      <text:h text:style-name="Heading_20_1" text:outline-level="1">information</text:h>
      <text:h text:style-name="Heading_20_1" text:outline-level="1"/>
      <text:p text:style-name="Standard">Voir le manuel PDF (625-notice.pdf) ainsi que le code de la TVA sur fisconet.be (<text:a xlink:type="simple" xlink:href="http://ccff02.minfin.fgov.be/KMWeb/document.do?method=view&amp;id=7769dc7c-a852-4b9a-9885-27114b9de8f0#findHighlighted">http://ccff02.minfin.fgov.be/KMWeb/document.do?method=view&amp;id=7769dc7c-a852-4b9a-9885-27114b9de8f0#findHighlighted</text:a>)</text:p>
      <text:p text:style-name="Standard"/>
      <text:p text:style-name="Standard"/>
      <text:p text:style-name="Standard"/>
      <text:h text:style-name="Heading_20_1" text:outline-level="1">Test</text:h>
      <text:p text:style-name="Standard"/>
      <text:list xml:id="list1463897587" text:style-name="L1">
        <text:list-item>
          <text:p text:style-name="P3">achat de marchandises à 21% pour un montant HTVA de 100</text:p>
        </text:list-item>
        <text:list-item>
          <text:p text:style-name="P3">achat de documentation à 6% pour un montant HTVA de 25</text:p>
        </text:list-item>
        <text:list-item>
          <text:p text:style-name="P3">Achat de carburant à 0% pour un montant de 54</text:p>
        </text:list-item>
        <text:list-item>
          <text:p text:style-name="P3">Vente à un assujetti en France pour 150€ HTVA de service</text:p>
        </text:list-item>
        <text:list-item>
          <text:p text:style-name="P3">Vente à un assujetti en France pour 75€ HTVA de marchandise</text:p>
        </text:list-item>
        <text:list-item>
          <text:p text:style-name="P3">Vente à un non assujetti allemand pour 15€</text:p>
        </text:list-item>
        <text:list-item>
          <text:p text:style-name="P3">Achat en Espagne de marchandises de 1500€ à un assujetti</text:p>
        </text:list-item>
        <text:list-item>
          <text:p text:style-name="P3">Vente à un assujetti Belge pour 150€ à 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vertissement" style:family="paragraph" style:parent-style-name="Standard">
      <style:text-properties fo:color="#ff0000" fo:font-weight="bold" fo:background-color="#ffcc99"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12:59:19</meta:creation-date>
    <meta:generator>OpenOffice.org/3.0$Linux OpenOffice.org_project/300m15$Build-9379</meta:generator>
    <dc:date>2010-04-12T22:52:12</dc:date>
    <meta:editing-duration>PT16H23M06S</meta:editing-duration>
    <meta:editing-cycles>48</meta:editing-cycles>
    <meta:document-statistic meta:table-count="1" meta:image-count="0" meta:object-count="0" meta:page-count="2" meta:paragraph-count="76" meta:word-count="689" meta:character-count="419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Première version" VL:creator="" dc:date-time="2010-04-11T18:38:24"/>
  <VL:version-entry VL:title="Version2" VL:comment="Ajout d'une seconde colonne dans paramètre" VL:creator="" dc:date-time="2010-04-11T18:38:36"/>
</VL:version-list>
</file>